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702D00002E72EB5890947442ABD5.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6" style:family="table">
      <style:table-properties style:width="16.963cm" fo:margin-left="0.064cm" fo:margin-right="-0.028cm" table:align="margins" style:writing-mode="lr-tb"/>
    </style:style>
    <style:style style:name="Tabela6.A" style:family="table-column">
      <style:table-column-properties style:column-width="2.565cm" style:rel-column-width="9908*"/>
    </style:style>
    <style:style style:name="Tabela6.B" style:family="table-column">
      <style:table-column-properties style:column-width="1.669cm" style:rel-column-width="6446*"/>
    </style:style>
    <style:style style:name="Tabela6.C" style:family="table-column">
      <style:table-column-properties style:column-width="4.02cm" style:rel-column-width="15530*"/>
    </style:style>
    <style:style style:name="Tabela6.D" style:family="table-column">
      <style:table-column-properties style:column-width="8.71cm" style:rel-column-width="33651*"/>
    </style:style>
    <style:style style:name="Tabela6.1" style:family="table-row">
      <style:table-row-properties fo:keep-together="auto"/>
    </style:style>
    <style:style style:name="Tabela6.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ela6.B1" style:family="table-cell">
      <style:table-cell-properties style:vertical-align="top" fo:padding-left="0.123cm" fo:padding-right="0.123cm" fo:padding-top="0cm" fo:padding-bottom="0cm" fo:border-left="0.5pt solid #000000" fo:border-right="none" fo:border-top="1pt solid #000000" fo:border-bottom="1pt solid #000000" style:writing-mode="lr-tb"/>
    </style:style>
    <style:style style:name="Tabela6.D1" style:family="table-cell">
      <style:table-cell-properties style:vertical-align="top" fo:padding-left="0.123cm" fo:padding-right="0.123cm" fo:padding-top="0cm" fo:padding-bottom="0cm" fo:border-left="0.5pt solid #000000" fo:border-right="1pt solid #000000" fo:border-top="1pt solid #000000" fo:border-bottom="1pt solid #000000" style:writing-mode="lr-tb"/>
    </style:style>
    <style:style style:name="Tabela6.A2" style:family="table-cell">
      <style:table-cell-properties style:vertical-align="top" fo:padding-left="0.123cm" fo:padding-right="0.123cm" fo:padding-top="0cm" fo:padding-bottom="0cm" fo:border-left="1pt solid #000000" fo:border-right="none" fo:border-top="none" fo:border-bottom="0.5pt solid #000000" style:writing-mode="lr-tb"/>
    </style:style>
    <style:style style:name="Tabela6.B2"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ela6.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6.D2"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ela6.A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B3" style:family="table-cell" style:data-style-name="N100">
      <style:table-cell-properties style:vertical-align="top" fo:padding-left="0.123cm" fo:padding-right="0.123cm" fo:padding-top="0cm" fo:padding-bottom="0cm" fo:border-left="0.5pt solid #000000" fo:border-right="none" fo:border-top="none" fo:border-bottom="1pt solid #000000" style:writing-mode="lr-tb"/>
    </style:style>
    <style:style style:name="Tabela6.C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ela6.A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C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ela6.A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C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ela6.A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C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ela6.A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C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ela6.8" style:family="table-row">
      <style:table-row-properties style:min-row-height="0.598cm" fo:keep-together="auto"/>
    </style:style>
    <style:style style:name="Tabela6.A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ela6.C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ela6.D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text-position="0% 100%"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9" style:family="paragraph" style:parent-style-name="Table_20_Cells">
      <style:paragraph-properties fo:margin-top="0.212cm" fo:margin-bottom="0cm" loext:contextual-spacing="false" style:snap-to-layout-grid="false"/>
      <style:text-properties fo:font-size="10pt" style:font-size-asian="10pt" style:font-size-complex="10pt"/>
    </style:style>
    <style:style style:name="P10" style:family="paragraph" style:parent-style-name="Table_20_Cells">
      <style:paragraph-properties fo:margin-top="0.212cm" fo:margin-bottom="0cm" loext:contextual-spacing="false" style:snap-to-layout-grid="false"/>
      <style:text-properties fo:font-size="10pt" officeooo:rsid="008c339a" officeooo:paragraph-rsid="008c339a" style:font-size-asian="10pt" style:font-size-complex="10pt"/>
    </style:style>
    <style:style style:name="P11" style:family="paragraph" style:parent-style-name="Table_20_Headers">
      <style:paragraph-properties fo:margin-top="0.212cm" fo:margin-bottom="0cm" loext:contextual-spacing="false" fo:text-align="center" style:justify-single-word="false" style:snap-to-layout-grid="false"/>
      <style:text-properties fo:font-size="10pt" style:font-size-asian="10pt" style:font-size-complex="10pt"/>
    </style:style>
    <style:style style:name="P12" style:family="paragraph" style:parent-style-name="Text_20_body">
      <style:paragraph-properties fo:text-align="justify" style:justify-single-word="false"/>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Standard" style:list-style-name="L1">
      <style:paragraph-properties fo:text-align="justify"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17" style:family="paragraph" style:parent-style-name="Heading_20_1">
      <style:paragraph-properties fo:text-align="center" style:justify-single-word="false"/>
      <style:text-properties style:text-position="0% 100%" fo:font-size="12pt" fo:font-weight="bold" style:font-size-asian="12pt" style:font-weight-asian="bold" style:font-size-complex="12pt" style:font-weight-complex="bold"/>
    </style:style>
    <style:style style:name="P18" style:family="paragraph" style:parent-style-name="Heading_20_1">
      <style:paragraph-properties fo:break-before="page"/>
    </style:style>
    <style:style style:name="P19" style:family="paragraph" style:parent-style-name="Bibliography_20_1" style:list-style-name="L4"/>
    <style:style style:name="P20" style:family="paragraph" style:parent-style-name="Text_20_body" style:list-style-name="L3"/>
    <style:style style:name="P21" style:family="paragraph" style:parent-style-name="Text_20_body" style:list-style-name="L4"/>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8c7f25"/>
    </style:style>
    <style:style style:name="T5" style:family="text">
      <style:text-properties officeooo:rsid="00091f50"/>
    </style:style>
    <style:style style:name="T6" style:family="text">
      <style:text-properties officeooo:rsid="000ae67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Modelowanie </text:p>
      <text:p text:style-name="P6">BPM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aboratorium 2</text:p>
      <text:p text:style-name="P1"/>
      <text:p text:style-name="P3">Zdarzenia początkowe, końcowe, pośrednie</text:p>
      <text:p text:style-name="P3">Podprocesy</text:p>
      <text:p text:style-name="P3">Proces modelowania - metoda i styl</text:p>
      <text:p text:style-name="P3"/>
      <text:p text:style-name="P3"/>
      <text:p text:style-name="P3">wersja 1.<text:span text:style-name="T6">2</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zygotował: dr inż. Radosław Adamus</text:p>
      <text:p text:style-name="P2">Instytut Informatyki Stosowanej PŁ</text:p>
      <text:p text:style-name="P5"/>
      <text:p text:style-name="P8">Historia zmi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1">Data</text:p>
          </table:table-cell>
          <table:table-cell table:style-name="Tabela6.B1" office:value-type="string">
            <text:p text:style-name="P11">Wersja</text:p>
          </table:table-cell>
          <table:table-cell table:style-name="Tabela6.B1" office:value-type="string">
            <text:p text:style-name="P11">Autor</text:p>
          </table:table-cell>
          <table:table-cell table:style-name="Tabela6.D1" office:value-type="string">
            <text:p text:style-name="P11">Opis zmian</text:p>
          </table:table-cell>
        </table:table-row>
        <table:table-row table:style-name="Tabela6.1">
          <table:table-cell table:style-name="Tabela6.A2" office:value-type="string">
            <text:p text:style-name="P9">05.03.2013</text:p>
          </table:table-cell>
          <table:table-cell table:style-name="Tabela6.B2" office:value-type="float" office:value="0">
            <text:p text:style-name="P9">0.1</text:p>
          </table:table-cell>
          <table:table-cell table:style-name="Tabela6.C2" office:value-type="string">
            <text:p text:style-name="P9">Radosław Adamus</text:p>
          </table:table-cell>
          <table:table-cell table:style-name="Tabela6.D2" office:value-type="string">
            <text:p text:style-name="P9">Utworzenie dokumentu</text:p>
          </table:table-cell>
        </table:table-row>
        <table:table-row table:style-name="Tabela6.1">
          <table:table-cell table:style-name="Tabela6.A8" office:value-type="string">
            <text:p text:style-name="P9">10.03.2013</text:p>
          </table:table-cell>
          <table:table-cell table:style-name="Tabela6.B3" office:value-type="float" office:value="0">
            <text:p text:style-name="P9">1.0 </text:p>
          </table:table-cell>
          <table:table-cell table:style-name="Tabela6.C8" office:value-type="string">
            <text:p text:style-name="P9">Radosław Adamus</text:p>
          </table:table-cell>
          <table:table-cell table:style-name="Tabela6.D8" office:value-type="string">
            <text:p text:style-name="P9">Pierwsza publiczna wersja dokumentu</text:p>
          </table:table-cell>
        </table:table-row>
        <table:table-row table:style-name="Tabela6.1">
          <table:table-cell table:style-name="Tabela6.A8" office:value-type="string">
            <text:p text:style-name="P9">04.03.2015</text:p>
          </table:table-cell>
          <table:table-cell table:style-name="Tabela6.B3" office:value-type="float" office:value="0">
            <text:p text:style-name="P9">1.1</text:p>
          </table:table-cell>
          <table:table-cell table:style-name="Tabela6.C8" office:value-type="string">
            <text:p text:style-name="P9">Tomasz Kowalski</text:p>
          </table:table-cell>
          <table:table-cell table:style-name="Tabela6.D8" office:value-type="string">
            <text:p text:style-name="P9">Usuniecie zadania o profilu publicznym ePUAP. Drobna aktualizacja opisu podprocesu oceny</text:p>
          </table:table-cell>
        </table:table-row>
        <table:table-row table:style-name="Tabela6.1">
          <table:table-cell table:style-name="Tabela6.A8" office:value-type="string">
            <text:p text:style-name="P10">05.03.201<text:span text:style-name="T4">6</text:span></text:p>
          </table:table-cell>
          <table:table-cell table:style-name="Tabela6.B3" office:value-type="float" office:value="0">
            <text:p text:style-name="P10">1.<text:span text:style-name="T5">2</text:span></text:p>
          </table:table-cell>
          <table:table-cell table:style-name="Tabela6.C8" office:value-type="string">
            <text:p text:style-name="P10">Radosław Adamus</text:p>
          </table:table-cell>
          <table:table-cell table:style-name="Tabela6.D8" office:value-type="string">
            <text:p text:style-name="P10">Usunięcie zadania <text:span text:style-name="T5">samodzielnego opisu projektu</text:span></text:p>
          </table:table-cell>
        </table:table-row>
        <table:table-row table:style-name="Tabela6.1">
          <table:table-cell table:style-name="Tabela6.A8" office:value-type="string">
            <text:p text:style-name="P9"/>
          </table:table-cell>
          <table:table-cell table:style-name="Tabela6.B3">
            <text:p text:style-name="P9"/>
          </table:table-cell>
          <table:table-cell table:style-name="Tabela6.C8" office:value-type="string">
            <text:p text:style-name="P9"/>
          </table:table-cell>
          <table:table-cell table:style-name="Tabela6.D8" office:value-type="string">
            <text:p text:style-name="P9"/>
          </table:table-cell>
        </table:table-row>
        <table:table-row table:style-name="Tabela6.1">
          <table:table-cell table:style-name="Tabela6.A8" office:value-type="string">
            <text:p text:style-name="P9"/>
          </table:table-cell>
          <table:table-cell table:style-name="Tabela6.B3">
            <text:p text:style-name="P9"/>
          </table:table-cell>
          <table:table-cell table:style-name="Tabela6.C8" office:value-type="string">
            <text:p text:style-name="P9"/>
          </table:table-cell>
          <table:table-cell table:style-name="Tabela6.D8" office:value-type="string">
            <text:p text:style-name="P9"/>
          </table:table-cell>
        </table:table-row>
        <table:table-row table:style-name="Tabela6.8">
          <table:table-cell table:style-name="Tabela6.A8" office:value-type="string">
            <text:p text:style-name="P9"/>
          </table:table-cell>
          <table:table-cell table:style-name="Tabela6.B3">
            <text:p text:style-name="P9"/>
          </table:table-cell>
          <table:table-cell table:style-name="Tabela6.C8" office:value-type="string">
            <text:p text:style-name="P9"/>
          </table:table-cell>
          <table:table-cell table:style-name="Tabela6.D8" office:value-type="string">
            <text:p text:style-name="P9"/>
          </table:table-cell>
        </table:table-row>
      </table:table>
      <text:h text:style-name="P17" text:outline-level="1"/>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22">Cel<text:tab/>3</text:p>
          <text:p text:style-name="P22">Uwagi i wskazówki<text:tab/>3</text:p>
          <text:p text:style-name="P22">I Zdarzenia<text:tab/>3</text:p>
          <text:p text:style-name="P23">1. Zdarzenia pośrednie<text:tab/>3</text:p>
          <text:p text:style-name="P23">2. Zdarzenia (pośrednie) przyłączone przerywające i nieprzerywające<text:tab/>4</text:p>
          <text:p text:style-name="P23">3 Podprocesy<text:tab/>4</text:p>
          <text:p text:style-name="P22">II Metoda i styl budowania modelu<text:tab/>4</text:p>
          <text:p text:style-name="P23">1. Opisy przykładowych procesów<text:tab/>4</text:p>
          <text:p text:style-name="P24">1.1 Proces realizacji zamówienia<text:tab/>4</text:p>
          <text:p text:style-name="P24">1.2 Proces utrzymania zasobów<text:tab/>5</text:p>
          <text:p text:style-name="P24">1.3 Podproces zamówienia u dostawcy<text:tab/>5</text:p>
          <text:p text:style-name="P23">2. Zadanie<text:tab/>5</text:p>
          <text:p text:style-name="P22">Użyteczne linki<text:tab/>5</text:p>
        </text:index-body>
      </text:table-of-content>
      <text:p text:style-name="P5"/>
      <text:h text:style-name="P18" text:outline-level="1"><text:bookmark-start text:name="__RefHeading__827_1128303739"/>Cel<text:bookmark-end text:name="__RefHeading__827_1128303739"/></text:h>
      <text:list xml:id="list7514591610072903763" text:style-name="L1">
        <text:list-item>
          <text:p text:style-name="P14">Zaznajomienie z wykorzystaniem różnego rodzaju zdarzeń w modelowaniu procesu biznesowego.</text:p>
        </text:list-item>
        <text:list-item>
          <text:p text:style-name="P14">Zrozumienie zależności pomiędzy procesem a podprocesem.</text:p>
        </text:list-item>
        <text:list-item>
          <text:p text:style-name="P14">Zapoznanie się z metodycznym podejściem do budowy modelu.</text:p>
          <text:p text:style-name="P14"/>
        </text:list-item>
      </text:list>
      <text:p text:style-name="P1"/>
      <text:p text:style-name="P1"/>
      <text:h text:style-name="Heading_20_1" text:outline-level="1"><text:bookmark-start text:name="__RefHeading__829_1128303739"/>Uwagi i wskazówki<text:bookmark-end text:name="__RefHeading__829_1128303739"/></text:h>
      <text:list xml:id="list9221917006045888484" text:style-name="L2">
        <text:list-item>
          <text:p text:style-name="P15"><text:span text:style-name="T2">Opis zdarzeń znajduje się w wykładzie </text:span><text:span text:style-name="T3">BPMN poziom analityczny zdarzenia</text:span><text:span text:style-name="T2">.</text:span></text:p>
        </text:list-item>
        <text:list-item>
          <text:p text:style-name="P15"><text:span text:style-name="T2">Informacje nt. podprocesów znajduja się w wykładzie </text:span><text:span text:style-name="T3">BPMN poziom analityczny semantyka</text:span><text:span text:style-name="T2">.</text:span></text:p>
        </text:list-item>
        <text:list-item>
          <text:p text:style-name="P15"><text:span text:style-name="T2">Metoda oraz założenia stylu modelowania na poziomie opisowym przedstawione zostały <text:s/>w treści wykładu: </text:span><text:span text:style-name="T3">BPMN poziom opisowy metoda i styl. </text:span></text:p>
          <text:p text:style-name="P16"/>
        </text:list-item>
      </text:list>
      <text:p text:style-name="P1"/>
      <text:p text:style-name="P7"><text:bookmark-start text:name="__RefHeading__831_1128303739"/><text:bookmark-end text:name="__RefHeading__831_1128303739"/></text:p>
      <text:h text:style-name="Heading_20_1" text:outline-level="1">I Zdarzenia</text:h>
      <text:h text:style-name="Heading_20_2" text:outline-level="2">1. Zdarzenia pośrednie</text:h>
      <text:p text:style-name="Text_20_body"><draw:frame draw:style-name="fr1" draw:name="Frame1" text:anchor-type="paragraph" svg:width="16.999cm" draw:z-index="0"><draw:text-box fo:min-height="7.038cm"><text:p text:style-name="Drawing"><draw:frame draw:style-name="fr2" draw:name="graphics1" text:anchor-type="paragraph" svg:x="0.004cm" svg:y="0.002cm" svg:width="16.999cm" style:rel-width="100%" svg:height="7.038cm" style:rel-height="scale" draw:z-index="1"><draw:image xlink:href="Pictures/200000090000702D00002E72EB5890947442ABD5.svm" xlink:type="simple" xlink:show="embed" xlink:actuate="onLoad"/></draw:frame>Rysunek <text:sequence text:ref-name="refDrawing0" text:name="Drawing" text:formula="ooow:Drawing+1" style:num-format="1">1</text:sequence>: Proces zgłaszania publikacji</text:p></draw:text-box></draw:frame></text:p>
      <text:p text:style-name="Text_20_body">Rozbuduj proces pokazany na rysunku 1 aby wprowadzić następującą semantykę:</text:p>
      <text:list xml:id="list1465698246901215691" text:style-name="L3">
        <text:list-item>
          <text:p text:style-name="P20">Po pozytywnej ocenie publikacji, autor powinien zostać poinformowany o przyjęciu publikacji. Po opublikowaniu autor powinien zostać poinformowany o pojawieniu się jego artykułu.</text:p>
        </text:list-item>
        <text:list-item>
          <text:p text:style-name="P20">Jeżeli publikacja została oceniona pozytywnie, ale wymagane jest wprowadzenie poprawek, autor powinien otrzymać prośbę o poprawienie publikacji. Po wprowadzeniu zmian autor przesyła zaktualizowany artykuł, który zostaje opublikowany.</text:p>
        </text:list-item>
        <text:list-item>
          <text:p text:style-name="P20">Jeżeli publikacja została oceniona warunkowo pozytywnie, wymagane jest nie tylko <text:soft-page-break/>wprowadzenie poprawek przez autora (który wprowadza je tak jak w przebiegu z poprzedniego punktu) ale również ponowna ocena.</text:p>
        </text:list-item>
        <text:list-item>
          <text:p text:style-name="P20">W obu powyższych przypadkach autor ma tydzień na przysłanie poprawionej publikacji. Jeżeli przez ten czas nie nadeśle nowej wersji, artykuł jest automatycznie odrzucany, autor zostaje poinformowany i proces zostaje zatrzymany.</text:p>
        </text:list-item>
        <text:list-item>
          <text:p text:style-name="P20">Jeżeli publikacja została oceniona negatywnie autor zostaje poinformowany o odrzuceniu i proces zostaje zatrzymany.</text:p>
        </text:list-item>
      </text:list>
      <text:p text:style-name="P12">Zapisz rezultat pracy w osobnym pliku.</text:p>
      <text:h text:style-name="Heading_20_2" text:outline-level="2">2. Zdarzenia (pośrednie) przyłączone przerywające i nieprzerywające</text:h>
      <text:p text:style-name="P12">Opracuj rozwiązanie zadania 1 wykorzystując zdarzenia przyłączone. Zaproponuj typy zdarzeń do sygnalizowania stanu oceny. Rozwiązanie powinno opierać się na zwiniętym podprocesie oceny publikacji (model podprocesu zostanie opracowany w kolejnym zadaniu) – skupiamy się tylko na poziomie nadrzędnym.</text:p>
      <text:p text:style-name="P12">Uzupełnij rozwiązanie o dodatkowe założenie dotyczące działania procesu: Istnieje możliwość, że publikacja przyjętego materiału może się opóźnić. Podproces 'Publikuj' powinien w takim wypadku sygnalizować opóźnienie, które proces nadrzędny powinien wykorzystać do poinformowania autora o zaistniałej sytuacji. Opóźnienie nie jest podstawą do przerwania podprocesu 'Publikuj' i nie powoduje zatrzymania procesu.</text:p>
      <text:p text:style-name="P12">Zapisz rezultat pracy w osobnym pliku.</text:p>
      <text:h text:style-name="Heading_20_2" text:outline-level="2">3 Podprocesy</text:h>
      <text:p text:style-name="P12">Opracuj model podprocesu oceny publikacji. Na ogólną ocenę składają się oceny formalnej strony tekstu oraz jego merytorycznej zawartości. Jeżeli ocena formatu jest negatywna, publikacja powinna zostać odrzucona. Ocena merytoryczna może odrzucić artykuł lub zaakceptować go do opublikowania. Akceptacja może być bezwarunkowa lub warunkowa. W przypadku akceptacji warunkowej poprawiona wersja artykułu powinna zostać ponownie poddana ostatecznej recenzji. Artykuł przyjęty bezwarunkowo może zostać opublikowany bezpośrednio po poprawkach lub bez żadnych zmian (o ile poprawki nie zostały wskazane w recenzji).</text:p>
      <text:p text:style-name="P12">Wewnętrzna struktura podprocesu powinna być spójna ze strukturą zdarzeń przyłączonych opracowanych w poprzednim zadaniu (możliwe, że wymagana będzie ich modyfikacja).</text:p>
      <text:p text:style-name="Text_20_body">Na obecnym etapie należy założyć, ze czynności podprocesu są sekwencyjne.</text:p>
      <text:p text:style-name="P12">Zapisz rezultat pracy w osobnym pliku.</text:p>
      <text:h text:style-name="Heading_20_1" text:outline-level="1">II Metoda i styl budowania modelu</text:h>
      <text:h text:style-name="Heading_20_2" text:outline-level="2">1. Opisy przykładowych procesów</text:h>
      <text:h text:style-name="Heading_20_3" text:outline-level="3">1.1 Proces realizacji zamówienia</text:h>
      <text:p text:style-name="Text_20_body">Proces realizacji zamówienia rozpoczyna się po odebraniu wiadomości o zamówieniu. Jeżeli artykuł, którego dotyczy zamówienie, znajduje się na stanie magazynu zostaje on wysłany do klienta, po czym następuje procedura rozliczania kosztów zamówienia. </text:p>
      <text:p text:style-name="Text_20_body">Jeżeli artykuł nie znajduje się na magazynie, musi on zostać nabyty za pomocą procedury zamówienia u dostawcy. Jeżeli artykuł został dostarczony na magazyn wykonywane są te same czynności co w przypadku bezpośredniej dostępności artykułu na magazynie.</text:p>
      <text:p text:style-name="Text_20_body"><text:soft-page-break/>Jeżeli artykuł jest niedostępny u dostawcy klient zostaje poinformowany a artykuł usunięty z katalogu.</text:p>
      <text:p text:style-name="Text_20_body">Jeżeli artykuł jest dostępny ale jego dostawa będzie opóźniona klient musi zostać poinformowany o tym fakcie.</text:p>
      <text:p text:style-name="Text_20_body"/>
      <text:h text:style-name="Heading_20_3" text:outline-level="3">1.2 Proces utrzymania zasobów </text:h>
      <text:p text:style-name="Text_20_body">Proces utrzymania zasobów magazynowych uruchamiany jest gdy poziom zasobu spadnie poniżej wartości minimalnej. W takie sytuacji musi on zostać nabyty za pomocą procedury zamówienia u dostawcy. Jeżeli artykuł jest niedostępny u dostawcy artykuł zostaje usunięty z katalogu.</text:p>
      <text:p text:style-name="Text_20_body"/>
      <text:h text:style-name="Heading_20_3" text:outline-level="3">1.3 Podproces zamówienia u dostawcy</text:h>
      <text:p text:style-name="Text_20_body">Podproces zamówienia u dostawcy uruchamiany jest przez proces nadrzędny. Pierwszym zadaniem podprocesu jest sprawdzenie czy zamawiany artykuł jest dostępny u dostawcy. </text:p>
      <text:p text:style-name="Text_20_body">W przypadku dostępności, wykonywane jest zadanie zamówienia u dostawcy a następnie proces czeka na otrzymanie produkt. Po otrzymaniu produktu podproces zostaje zakończony. </text:p>
      <text:p text:style-name="Text_20_body">Jeżeli produkt jest dostępny, ale czas dostawy przekracza 2 dni robocze, proces, zanim wykona zadanie zamówienia u dostawcy, sygnalizuje późną dostawę.</text:p>
      <text:p text:style-name="Text_20_body">Jeżeli dostawa nie jest możliwa proces sygnalizuje niedostępność produktu i zostaje zatrzymany. </text:p>
      <text:p text:style-name="Text_20_body"/>
      <text:h text:style-name="Heading_20_2" text:outline-level="2">2. Zadanie</text:h>
      <text:p text:style-name="Text_20_body">Opracuj modele procesów z pkt. 1 zgodnie z metodą opisaną w wykładzie <text:span text:style-name="T3">BPMN poziom opisowy metoda i styl. </text:span><text:span text:style-name="T1">Zapisuj poszczególne kroki w postaci kolejnych wersji modeli.</text:span></text:p>
      <text:p text:style-name="P13">Spróbuj opracować modele tych procesów w taki sposób, aby zmaksymalizować powtórne użycie. </text:p>
      <text:h text:style-name="Heading_20_1" text:outline-level="1"><text:bookmark-start text:name="__RefHeading__3675_1658046114"/>Użyteczne linki<text:bookmark-end text:name="__RefHeading__3675_1658046114"/></text:h>
      <text:list xml:id="list8985473821933625379" text:style-name="L4">
        <text:list-item>
          <text:p text:style-name="P21"><text:span text:style-name="T2">Strona projektu Yaoqiang BPMN Editor: </text:span><text:a xlink:type="simple" xlink:href="http://bpmn.sourceforge.net/" text:style-name="Internet_20_link" text:visited-style-name="Visited_20_Internet_20_Link">http://bpmn.sourceforge.net/</text:a></text:p>
        </text:list-item>
        <text:list-item>
          <text:p text:style-name="P19">Specyfikacja BPMN <text:a xlink:type="simple" xlink:href="http://www.omg.org/spec/BPMN/2.0/" text:style-name="Internet_20_link" text:visited-style-name="Visited_20_Internet_20_Link">http://www.omg.org/spec/BPMN/2.0/</text:a> </text:p>
          <text:p text:style-name="P19"/>
          <text:p text:style-name="P19"/>
        </text:list-item>
      </text:list>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Groty_20_strzałek_20_1" draw:display-name="Groty strzałek 1"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Drawing"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Headers" style:display-name="Table Headers" style:family="paragraph" style:parent-style-name="Standard" style:next-style-name="Standard">
      <style:paragraph-properties fo:margin-top="0cm" fo:margin-bottom="0.212cm" loext:contextual-spacing="false"/>
      <style:text-properties fo:font-size="12pt" fo:font-style="italic" fo:font-weight="bold" style:font-size-asian="12pt" style:font-style-asian="italic" style:font-weight-asian="bold" style:font-size-complex="12pt"/>
    </style:style>
    <style:style style:name="Table_20_Cells" style:display-name="Table Cells" style:family="paragraph" style:parent-style-name="Standard">
      <style:paragraph-properties fo:margin-top="0cm" fo:margin-bottom="0.212cm" loext:contextual-spacing="false"/>
      <style:text-properties fo:font-size="11pt" style:font-size-asian="11pt"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wartoœæ_20_tabeli" style:display-name="Zawartoœæ tabeli" style:family="paragraph" style:parent-style-name="Standard">
      <style:paragraph-properties fo:hyphenation-ladder-count="no-limit"/>
      <style:text-properties style:use-window-font-color="true" style:font-name="Times New Roman" fo:font-family="'Times New Roman'" style:font-family-generic="roman" style:font-pitch="variable" fo:font-size="12pt" fo:language="pl" fo:country="PL"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fo:hyphenate="false" fo:hyphenation-remain-char-count="2" fo:hyphenation-push-char-count="2"/>
    </style:style>
    <style:style style:name="Nag_b3_ówek_20_tabeli" style:display-name="Nag³ówek tabeli" style:family="paragraph" style:parent-style-name="Zawartoœæ_20_tabeli">
      <style:paragraph-properties fo:text-align="center" style:justify-single-word="false"/>
      <style:text-properties fo:font-weight="bold" style:font-weight-asian="bold" style:font-weight-complex="bold"/>
    </style:style>
    <style:style style:name="Treœæ_20_tekstu" style:display-name="Treœæ tekstu" style:family="paragraph" style:parent-style-name="Standard">
      <style:paragraph-properties fo:margin-top="0cm" fo:margin-bottom="0.212cm" loext:contextual-spacing="false" fo:hyphenation-ladder-count="no-limit"/>
      <style:text-properties style:use-window-font-color="true" style:font-name="Times New Roman" fo:font-family="'Times New Roman'" style:font-family-generic="roman" style:font-pitch="variable" fo:font-size="12pt" fo:language="pl" fo:country="PL"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8T12:48:50.55</meta:creation-date>
    <dc:date>2016-03-05T10:27:22.473000000</dc:date>
    <meta:editing-duration>P18DT10H30M57S</meta:editing-duration>
    <meta:editing-cycles>847</meta:editing-cycles>
    <meta:generator>LibreOffice/5.0.4.2$Windows_x86 LibreOffice_project/2b9802c1994aa0b7dc6079e128979269cf95bc78</meta:generator>
    <meta:print-date>2010-02-23T11:27:21.22</meta:print-date>
    <meta:document-statistic meta:table-count="1" meta:image-count="1" meta:object-count="0" meta:page-count="5" meta:paragraph-count="91" meta:word-count="857" meta:character-count="6413" meta:non-whitespace-character-count="5647"/>
  </office:meta>
</office:document-meta>
</file>